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B000001AD7ADC5F5B76B2A4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978cm, 6.641cm, 4.91cm, 6.41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749cm" svg:height="4.999cm" svg:x="8cm" svg:y="10.75cm">
          <draw:image xlink:href="Pictures/100000000000028B000001AD7ADC5F5B76B2A44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7T20:45:00.562377113</dc:date>
    <meta:editing-duration>PT3M7S</meta:editing-duration>
    <meta:editing-cycles>1</meta:editing-cycles>
    <meta:document-statistic meta:object-count="1"/>
    <meta:generator>LibreOffice/7.4.7.2$Linux_X86_64 LibreOffice_project/40$Build-2</meta:generator>
  </office:meta>
</office:document-meta>
</file>